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Result" style:data-style-name="N1"/>
    <style:style style:name="ce2" style:family="table-cell" style:parent-style-name="Default" style:data-style-name="N1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ProductoVectorialS.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-group>
              <table:table-row-group>
                <table:table-row table:style-name="ro1">
                  <table:table-cell office:value-type="float" office:value="100" calcext:value-type="float">
                    <text:p>100</text:p>
                  </table:table-cell>
                  <table:table-cell office:value-type="float" office:value="49" calcext:value-type="float">
                    <text:p>49</text:p>
                  </table:table-cell>
                  <table:table-cell office:value-type="float" office:value="0.000056" calcext:value-type="float">
                    <text:p>0,000056</text:p>
                  </table:table-cell>
                </table:table-row>
                <table:table-row table:style-name="ro1">
                  <table:table-cell office:value-type="float" office:value="100" calcext:value-type="float">
                    <text:p>100</text:p>
                  </table:table-cell>
                  <table:table-cell office:value-type="float" office:value="47" calcext:value-type="float">
                    <text:p>47</text:p>
                  </table:table-cell>
                  <table:table-cell office:value-type="float" office:value="0.000052" calcext:value-type="float">
                    <text:p>0,000052</text:p>
                  </table:table-cell>
                </table:table-row>
                <table:table-row table:style-name="ro1">
                  <table:table-cell office:value-type="float" office:value="100" calcext:value-type="float">
                    <text:p>100</text:p>
                  </table:table-cell>
                  <table:table-cell office:value-type="float" office:value="47" calcext:value-type="float">
                    <text:p>47</text:p>
                  </table:table-cell>
                  <table:table-cell office:value-type="float" office:value="0.000052" calcext:value-type="float">
                    <text:p>0,000052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100 Mín</text:p>
                </table:table-cell>
                <table:table-cell table:style-name="Result" table:formula="of:=SUBTOTAL(5;[$'ProductoVectorialS.100'.$B$2:$'ProductoVectorialS.100'.$B$4])" office:value-type="float" office:value="47" calcext:value-type="float">
                  <text:p>47</text:p>
                </table:table-cell>
                <table:table-cell/>
              </table:table-row>
            </table:table-row-group>
          </table:table-row-group>
          <table:table-row table:style-name="ro1">
            <table:table-cell table:style-name="Result" office:value-type="string" calcext:value-type="string">
              <text:p>100 Promedio</text:p>
            </table:table-cell>
            <table:table-cell table:style-name="ce1" table:formula="of:=SUBTOTAL(1;[$'ProductoVectorialS.100'.$B$2:$'ProductoVectorialS.100'.$B$5])" office:value-type="float" office:value="47.6666666666667" calcext:value-type="float">
              <text:p>48</text:p>
            </table:table-cell>
            <table:table-cell/>
          </table:table-row>
        </table:table-row-group>
        <table:table-row table:style-name="ro1">
          <table:table-cell table:style-name="Result" office:value-type="string" calcext:value-type="string">
            <text:p>General Mín</text:p>
          </table:table-cell>
          <table:table-cell table:style-name="ce1" table:formula="of:=SUBTOTAL(5;[$'ProductoVectorialS.100'.$B$2:$'ProductoVectorialS.100'.$B$5])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Result" office:value-type="string" calcext:value-type="string">
            <text:p>General Promedio</text:p>
          </table:table-cell>
          <table:table-cell table:style-name="ce1" table:formula="of:=SUBTOTAL(1;[$'ProductoVectorialS.100'.$B$2:$'ProductoVectorialS.100'.$B$6])" office:value-type="float" office:value="47.6666666666667" calcext:value-type="float">
            <text:p>48</text:p>
          </table:table-cell>
          <table:table-cell/>
        </table:table-row>
      </table:table>
      <table:table table:name="ProductoVectorialP.100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cantidadProcesos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0" calcext:value-type="float">
                <text:p>130</text:p>
              </table:table-cell>
              <table:table-cell office:value-type="float" office:value="0.000131" calcext:value-type="float">
                <text:p>0,000131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0.000039" calcext:value-type="float">
                <text:p>0,000039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56" calcext:value-type="float">
                <text:p>156</text:p>
              </table:table-cell>
              <table:table-cell office:value-type="float" office:value="0.000156" calcext:value-type="float">
                <text:p>0,000156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 Promedio</text:p>
          </table:table-cell>
          <table:table-cell/>
          <table:table-cell table:style-name="ce1" table:formula="of:=SUBTOTAL(1;[.$C$2:.$C$4])" office:value-type="float" office:value="108.666666666667" calcext:value-type="float">
            <text:p>109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.$C$2:.$C$4])" office:value-type="float" office:value="108.666666666667" calcext:value-type="float">
            <text:p>109</text:p>
          </table:table-cell>
          <table:table-cell/>
        </table:table-row>
      </table:table>
      <table:table table:name="ProductoVectorialP.100.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cantidadProcesos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49" calcext:value-type="float">
                <text:p>249</text:p>
              </table:table-cell>
              <table:table-cell office:value-type="float" office:value="0.000251" calcext:value-type="float">
                <text:p>0,000251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8" calcext:value-type="float">
                <text:p>78</text:p>
              </table:table-cell>
              <table:table-cell office:value-type="float" office:value="0.000078" calcext:value-type="float">
                <text:p>0,000078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0.000055" calcext:value-type="float">
                <text:p>0,000055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 Promedio</text:p>
          </table:table-cell>
          <table:table-cell/>
          <table:table-cell table:style-name="ce1" table:formula="of:=SUBTOTAL(1;[.$C$2:.$C$4])" office:value-type="float" office:value="127.333333333333" calcext:value-type="float">
            <text:p>12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.$C$2:.$C$4])" office:value-type="float" office:value="127.333333333333" calcext:value-type="float">
            <text:p>127</text:p>
          </table:table-cell>
          <table:table-cell/>
        </table:table-row>
      </table:table>
      <table:table table:name="ProductoVectorialP.100.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cantidadProcesos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07" calcext:value-type="float">
                <text:p>107</text:p>
              </table:table-cell>
              <table:table-cell office:value-type="float" office:value="0.000107" calcext:value-type="float">
                <text:p>0,000107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89" calcext:value-type="float">
                <text:p>189</text:p>
              </table:table-cell>
              <table:table-cell office:value-type="float" office:value="0.00019" calcext:value-type="float">
                <text:p>0,00019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58" calcext:value-type="float">
                <text:p>158</text:p>
              </table:table-cell>
              <table:table-cell office:value-type="float" office:value="0.000159" calcext:value-type="float">
                <text:p>0,000159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 Promedio</text:p>
          </table:table-cell>
          <table:table-cell/>
          <table:table-cell table:style-name="ce1" table:formula="of:=SUBTOTAL(1;[.$C$2:.$C$4])" office:value-type="float" office:value="151.333333333333" calcext:value-type="float">
            <text:p>151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.$C$2:.$C$4])" office:value-type="float" office:value="151.333333333333" calcext:value-type="float">
            <text:p>151</text:p>
          </table:table-cell>
          <table:table-cell/>
        </table:table-row>
      </table:table>
      <table:table table:name="Hoja5" table:style-name="ta1">
        <table:shapes>
          <draw:frame draw:z-index="0" draw:style-name="gr1" draw:text-style-name="P1" svg:width="15.999cm" svg:height="8.999cm" svg:x="0.167cm" svg:y="5.041cm">
            <draw:object draw:notify-on-update-of-ranges="Hoja5.B4:Hoja5.B4 Hoja5.D5:Hoja5.D5 Hoja5.B6:Hoja5.B6 Hoja5.D7:Hoja5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549cm" svg:y="4.882cm">
            <draw:object draw:notify-on-update-of-ranges="Hoja5.G3:Hoja5.G3 Hoja5.G4:Hoja5.G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5.598cm" svg:y="4.589cm">
            <draw:object draw:notify-on-update-of-ranges="Hoja5.H1:Hoja5.H1 Hoja5.J2:Hoja5.J2 Hoja5.K1:Hoja5.K1 Hoja5.M2:Hoja5.M2 Hoja5.N1:Hoja5.N1 Hoja5.P2:Hoja5.P2 Hoja5.Q1:Hoja5.Q1 Hoja5.S2:Hoja5.S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ce2"/>
        <table:table-column table:style-name="co4" table:number-columns-repeated="15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<text:s/>cantidadProceso</text:p>
          </table:table-cell>
          <table:table-cell table:style-name="Default" office:value-type="string" calcext:value-type="string">
            <text:p>microsegundosEjec</text:p>
          </table:table-cell>
          <table:table-cell table:number-columns-repeated="2"/>
          <table:table-cell office:value-type="string" calcext:value-type="string">
            <text:p>cantidadElementos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peedUp 1</text:p>
          </table:table-cell>
          <table:table-cell office:value-type="string" calcext:value-type="string">
            <text:p>Eficiencia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edUp 2</text:p>
          </table:table-cell>
          <table:table-cell office:value-type="string" calcext:value-type="string">
            <text:p>Eficiencia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Up 3</text:p>
          </table:table-cell>
          <table:table-cell office:value-type="string" calcext:value-type="string">
            <text:p>Eficiencia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Up 4</text:p>
          </table:table-cell>
          <table:table-cell office:value-type="string" calcext:value-type="string">
            <text:p>Eficiencia 4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08.666666666667" calcext:value-type="float">
                <text:p>109</text:p>
              </table:table-cell>
              <table:table-cell table:number-columns-repeated="2"/>
              <table:table-cell office:value-type="float" office:value="100" calcext:value-type="float">
                <text:p>100</text:p>
              </table:table-cell>
              <table:table-cell table:style-name="ce2" table:formula="of:=[$'ProductoVectorialS.100'.$B$5]" office:value-type="float" office:value="47" calcext:value-type="float">
                <text:p>47</text:p>
              </table:table-cell>
              <table:table-cell table:formula="of:=[.$H$2]/[.$H$2]" office:value-type="float" office:value="1" calcext:value-type="float">
                <text:p>1</text:p>
              </table:table-cell>
              <table:table-cell table:formula="of:=([.I2]/[.H1])*100" office:value-type="float" office:value="100" calcext:value-type="float">
                <text:p>100</text:p>
              </table:table-cell>
              <table:table-cell table:style-name="ce2" table:formula="of:=[$'ProductoVectorialP.100.2'.C5]" office:value-type="float" office:value="108.666666666667" calcext:value-type="float">
                <text:p>109</text:p>
              </table:table-cell>
              <table:table-cell table:style-name="ce6" table:formula="of:=[.$H$2]/[.K2]" office:value-type="float" office:value="0.432515337423313" calcext:value-type="float">
                <text:p>0,43</text:p>
              </table:table-cell>
              <table:table-cell table:style-name="ce2" table:formula="of:=([.L2]/[.K1])*100" office:value-type="float" office:value="21.6257668711656" calcext:value-type="float">
                <text:p>22</text:p>
              </table:table-cell>
              <table:table-cell table:style-name="ce2" table:formula="of:=[$'ProductoVectorialP.100.3'.C5]" office:value-type="float" office:value="127.333333333333" calcext:value-type="float">
                <text:p>127</text:p>
              </table:table-cell>
              <table:table-cell table:style-name="ce6" table:formula="of:=[.$H$2]/[.N2]" office:value-type="float" office:value="0.369109947643979" calcext:value-type="float">
                <text:p>0,37</text:p>
              </table:table-cell>
              <table:table-cell table:style-name="ce2" table:formula="of:=([.O2]/[.N1])*100" office:value-type="float" office:value="12.303664921466" calcext:value-type="float">
                <text:p>12</text:p>
              </table:table-cell>
              <table:table-cell table:style-name="ce2" table:formula="of:=[$'ProductoVectorialP.100.4'.C5]" office:value-type="float" office:value="151.333333333333" calcext:value-type="float">
                <text:p>151</text:p>
              </table:table-cell>
              <table:table-cell table:style-name="ce6" table:formula="of:=[.$H$2]/[.Q2]" office:value-type="float" office:value="0.31057268722467" calcext:value-type="float">
                <text:p>0,31</text:p>
              </table:table-cell>
              <table:table-cell table:style-name="ce2" table:formula="of:=([.R2]/[.Q1])*100" office:value-type="float" office:value="7.76431718061674" calcext:value-type="float">
                <text:p>8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27.333333333333" calcext:value-type="float">
                <text:p>127</text:p>
              </table:table-cell>
              <table:table-cell table:number-columns-repeated="2"/>
              <table:table-cell office:value-type="string" calcext:value-type="string">
                <text:p>Ideal</text:p>
              </table:table-cell>
              <table:table-cell table:style-name="ce2"/>
              <table:table-cell table:number-columns-repeated="2"/>
              <table:table-cell table:style-name="ce2"/>
              <table:table-cell table:style-name="ce6"/>
              <table:table-cell table:number-columns-repeated="7"/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51.333333333333" calcext:value-type="float">
                <text:p>151</text:p>
              </table:table-cell>
              <table:table-cell table:number-columns-repeated="2"/>
              <table:table-cell office:value-type="string" calcext:value-type="string">
                <text:p>S<text:span text:style-name="T1">p</text:span></text:p>
              </table:table-cell>
              <table:table-cell table:style-name="ce2"/>
              <table:table-cell table:number-columns-repeated="2"/>
              <table:table-cell table:style-name="ce2"/>
              <table:table-cell table:style-name="ce6"/>
              <table:table-cell table:number-columns-repeated="7"/>
            </table:table-row>
          </table:table-row-group>
          <table:table-row table:style-name="ro1">
            <table:table-cell/>
            <table:table-cell table:style-name="Result" office:value-type="string" calcext:value-type="string">
              <text:p>Paralela Promedio</text:p>
            </table:table-cell>
            <table:table-cell/>
            <table:table-cell table:style-name="ce1" table:formula="of:=SUBTOTAL(1;[.$D$2:.$D$4])" office:value-type="float" office:value="129.111111111111" calcext:value-type="float">
              <text:p>129</text:p>
            </table:table-cell>
            <table:table-cell table:number-columns-repeated="2"/>
            <table:table-cell office:value-type="string" calcext:value-type="string">
              <text:p>E</text:p>
            </table:table-cell>
            <table:table-cell table:number-columns-repeated="12"/>
          </table:table-row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Secuencial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47.6666666666667" calcext:value-type="float">
                <text:p>48</text:p>
              </table:table-cell>
              <table:table-cell table:number-columns-repeated="15"/>
            </table:table-row>
          </table:table-row-group>
        </table:table-row-group>
        <table:table-row table:style-name="ro1">
          <table:table-cell/>
          <table:table-cell table:style-name="Result" office:value-type="string" calcext:value-type="string">
            <text:p>Secuencial Promedio</text:p>
          </table:table-cell>
          <table:table-cell/>
          <table:table-cell table:style-name="ce1" table:formula="of:=SUBTOTAL(1;[.$D$6:.$D$6])" office:value-type="float" office:value="47.6666666666667" calcext:value-type="float">
            <text:p>48</text:p>
          </table:table-cell>
          <table:table-cell table:number-columns-repeated="15"/>
        </table:table-row>
        <table:table-row table:style-name="ro1">
          <table:table-cell/>
          <table:table-cell table:style-name="Result" office:value-type="string" calcext:value-type="string">
            <text:p>Gran Promedio</text:p>
          </table:table-cell>
          <table:table-cell/>
          <table:table-cell table:style-name="Result" table:formula="of:=SUBTOTAL(1;[.$D$2:.$D$6])" office:value-type="float" office:value="108.75" calcext:value-type="float">
            <text:p>108,75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perfil de speedup</text:p>
          </table:table-cell>
          <table:table-cell/>
          <table:table-cell office:value-type="string" calcext:value-type="string">
            <text:p>SpeedUp sublineal</text:p>
          </table:table-cell>
          <table:table-cell table:number-columns-repeated="9"/>
        </table:table-row>
      </table:table>
      <table:named-expressions/>
      <table:database-ranges>
        <table:database-range table:name="__Anonymous_DB__1" table:target-range-address="'ProductoVectorialS.100'.A1:'ProductoVectorialS.100'.C8">
          <table:sort>
            <table:sort-by table:field-number="0" table:data-type="automatic"/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1" table:function="average"/>
            </table:subtotal-rule>
            <table:subtotal-rule table:group-by-field-number="0">
              <table:subtotal-field table:field-number="1" table:function="min"/>
            </table:subtotal-rule>
          </table:subtotal-rules>
        </table:database-range>
        <table:database-range table:name="__Anonymous_DB__2" table:target-range-address="Hoja5.A1:Hoja5.D8">
          <table:sort>
            <table:sort-by table:field-number="1" table:data-type="automatic"/>
          </table:sort>
          <table:subtotal-rules table:bind-styles-to-content="false">
            <table:sort-groups/>
            <table:subtotal-rule table:group-by-field-number="1">
              <table:subtotal-field table:field-number="3" table:function="average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15:12:29.672720869</dc:date>
    <meta:editing-duration>PT44M1S</meta:editing-duration>
    <meta:editing-cycles>3</meta:editing-cycles>
    <meta:generator>LibreOffice/7.3.7.2$Linux_X86_64 LibreOffice_project/30$Build-2</meta:generator>
    <meta:document-statistic meta:table-count="5" meta:cell-count="13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952cm" style:legend-expansion="high" chart:style-name="ch2"/>
        <chart:plot-area chart:style-name="ch3" table:cell-range-address="Hoja5.B4:Hoja5.B4 Hoja5.D5:Hoja5.D5 Hoja5.B6:Hoja5.B6 Hoja5.D7:Hoja5.D7" chart:data-source-has-labels="column" svg:x="0.32cm" svg:y="0.18cm" svg:width="12.912cm" svg:height="8.64cm">
          <chart:coordinate-region svg:x="1.127cm" svg:y="0.379cm" svg:width="12.10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5.D5:Hoja5.D5" chart:label-cell-address="Hoja5.B4:Hoja5.B4" chart:class="chart:bar">
            <chart:data-point/>
          </chart:series>
          <chart:series chart:style-name="ch8" chart:values-cell-range-address="Hoja5.D7:Hoja5.D7" chart:label-cell-address="Hoja5.B6:Hoja5.B6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aralela</text:p>
                <draw:g>
                  <svg:desc>Hoja5.B4:Hoja5.B4</svg:desc>
                </draw:g>
              </table:table-cell>
              <table:table-cell office:value-type="float" office:value="129.111111111111">
                <text:p>129.111111111111</text:p>
                <draw:g>
                  <svg:desc>Hoja5.D5:Hoja5.D5</svg:desc>
                </draw:g>
              </table:table-cell>
            </table:table-row>
            <table:table-row>
              <table:table-cell office:value-type="string">
                <text:p>Secuencial</text:p>
                <draw:g>
                  <svg:desc>Hoja5.B6:Hoja5.B6</svg:desc>
                </draw:g>
              </table:table-cell>
              <table:table-cell office:value-type="float" office:value="47.6666666666667">
                <text:p>47.6666666666667</text:p>
                <draw:g>
                  <svg:desc>Hoja5.D7:Hoja5.D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952cm" style:legend-expansion="high" chart:style-name="ch2"/>
        <chart:plot-area chart:style-name="ch3" table:cell-range-address="Hoja5.H1:Hoja5.H1 Hoja5.K1:Hoja5.K1 Hoja5.N1:Hoja5.N1 Hoja5.Q1:Hoja5.Q1 Hoja5.G3:Hoja5.G4 Hoja5.I2:Hoja5.I2 Hoja5.L2:Hoja5.L2 Hoja5.O2:Hoja5.O2 Hoja5.R2:Hoja5.R2" chart:data-source-has-labels="both" svg:x="0.32cm" svg:y="0.18cm" svg:width="13.275cm" svg:height="8.64cm">
          <chart:coordinate-region svg:x="1.047cm" svg:y="0.379cm" svg:width="12.454cm" svg:height="7.794cm"/>
          <chart:axis chart:dimension="x" chart:name="primary-x" chart:style-name="ch4" chartooo:axis-type="auto">
            <chartooo:date-scale/>
            <chart:categories table:cell-range-address="Hoja5.H1:Hoja5.H1 Hoja5.K1:Hoja5.K1 Hoja5.N1:Hoja5.N1 Hoja5.Q1:Hoja5.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5.H1:Hoja5.H1 Hoja5.K1:Hoja5.K1 Hoja5.N1:Hoja5.N1 Hoja5.Q1:Hoja5.Q1" chart:label-cell-address="Hoja5.G3:Hoja5.G3" chart:class="chart:line">
            <chart:data-point chart:repeated="4"/>
          </chart:series>
          <chart:series chart:style-name="ch7" chart:values-cell-range-address="Hoja5.I2:Hoja5.I2 Hoja5.L2:Hoja5.L2 Hoja5.O2:Hoja5.O2 Hoja5.R2:Hoja5.R2" chart:label-cell-address="Hoja5.G4:Hoja5.G4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oja5.H1:Hoja5.H1 Hoja5.K1:Hoja5.K1 Hoja5.N1:Hoja5.N1 Hoja5.Q1:Hoja5.Q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Hoja5.G3:Hoja5.G3</svg:desc>
                </draw:g>
              </table:table-cell>
              <table:table-cell office:value-type="float" office:value="1">
                <text:p>1</text:p>
                <draw:g>
                  <svg:desc>Hoja5.H1:Hoja5.H1 Hoja5.K1:Hoja5.K1 Hoja5.N1:Hoja5.N1 Hoja5.Q1:Hoja5.Q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p</text:p>
                <draw:g>
                  <svg:desc>Hoja5.G4:Hoja5.G4</svg:desc>
                </draw:g>
              </table:table-cell>
              <table:table-cell office:value-type="float" office:value="1">
                <text:p>1</text:p>
                <draw:g>
                  <svg:desc>Hoja5.I2:Hoja5.I2 Hoja5.L2:Hoja5.L2 Hoja5.O2:Hoja5.O2 Hoja5.R2:Hoja5.R2</svg:desc>
                </draw:g>
              </table:table-cell>
              <table:table-cell office:value-type="float" office:value="0.432515337423313">
                <text:p>0.432515337423313</text:p>
              </table:table-cell>
              <table:table-cell office:value-type="float" office:value="0.369109947643979">
                <text:p>0.369109947643979</text:p>
              </table:table-cell>
              <table:table-cell office:value-type="float" office:value="0.31057268722467">
                <text:p>0.310572687224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6cm" svg:y="3.454cm" style:legend-expansion="high" chart:style-name="ch2"/>
        <chart:plot-area chart:style-name="ch3" table:cell-range-address="Hoja5.H1:Hoja5.H1 Hoja5.J2:Hoja5.J2 Hoja5.K1:Hoja5.K1 Hoja5.M2:Hoja5.M2 Hoja5.N1:Hoja5.N1 Hoja5.P2:Hoja5.P2 Hoja5.Q1:Hoja5.Q1 Hoja5.S2:Hoja5.S2" chart:data-source-has-labels="row" svg:x="1.331cm" svg:y="0.18cm" svg:width="13.409cm" svg:height="8.64cm">
          <chart:coordinate-region svg:x="2.138cm" svg:y="0.379cm" svg:width="12.602cm" svg:height="8.242cm"/>
          <chart:axis chart:dimension="x" chart:name="primary-x" chart:style-name="ch4"/>
          <chart:axis chart:dimension="y" chart:name="primary-y" chart:style-name="ch5">
            <chart:title svg:x="0.451cm" svg:y="5.258cm" chart:style-name="ch6">
              <text:p>Eficiencia</text:p>
            </chart:title>
            <chart:grid chart:style-name="ch7" chart:class="major"/>
          </chart:axis>
          <chart:series chart:style-name="ch8" chart:values-cell-range-address="Hoja5.J2:Hoja5.J2" chart:label-cell-address="Hoja5.H1:Hoja5.H1" chart:class="chart:bar">
            <chart:data-point/>
          </chart:series>
          <chart:series chart:style-name="ch9" chart:values-cell-range-address="Hoja5.M2:Hoja5.M2" chart:label-cell-address="Hoja5.K1:Hoja5.K1" chart:class="chart:bar">
            <chart:data-point/>
          </chart:series>
          <chart:series chart:style-name="ch10" chart:values-cell-range-address="Hoja5.P2:Hoja5.P2" chart:label-cell-address="Hoja5.N1:Hoja5.N1" chart:class="chart:bar">
            <chart:data-point/>
          </chart:series>
          <chart:series chart:style-name="ch11" chart:values-cell-range-address="Hoja5.S2:Hoja5.S2" chart:label-cell-address="Hoja5.Q1:Hoja5.Q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5.H1:Hoja5.H1</svg:desc>
                </draw:g>
              </table:table-cell>
              <table:table-cell office:value-type="string">
                <text:p>2</text:p>
                <draw:g>
                  <svg:desc>Hoja5.K1:Hoja5.K1</svg:desc>
                </draw:g>
              </table:table-cell>
              <table:table-cell office:value-type="string">
                <text:p>3</text:p>
                <draw:g>
                  <svg:desc>Hoja5.N1:Hoja5.N1</svg:desc>
                </draw:g>
              </table:table-cell>
              <table:table-cell office:value-type="string">
                <text:p>4</text:p>
                <draw:g>
                  <svg:desc>Hoja5.Q1:Hoja5.Q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">
                <text:p>100</text:p>
                <draw:g>
                  <svg:desc>Hoja5.J2:Hoja5.J2</svg:desc>
                </draw:g>
              </table:table-cell>
              <table:table-cell office:value-type="float" office:value="21.6257668711656">
                <text:p>21.6257668711656</text:p>
                <draw:g>
                  <svg:desc>Hoja5.M2:Hoja5.M2</svg:desc>
                </draw:g>
              </table:table-cell>
              <table:table-cell office:value-type="float" office:value="12.303664921466">
                <text:p>12.303664921466</text:p>
                <draw:g>
                  <svg:desc>Hoja5.P2:Hoja5.P2</svg:desc>
                </draw:g>
              </table:table-cell>
              <table:table-cell office:value-type="float" office:value="7.76431718061674">
                <text:p>7.76431718061674</text:p>
                <draw:g>
                  <svg:desc>Hoja5.S2:Hoja5.S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